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5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6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4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5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6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9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0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1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2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3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34" style:family="paragraph" style:parent-style-name="Standard" style:list-style-name="L2">
      <style:text-properties fo:language="en" fo:country="US" officeooo:rsid="001944a8" officeooo:paragraph-rsid="001944a8"/>
    </style:style>
    <style:style style:name="P35" style:family="paragraph" style:parent-style-name="Standard" style:list-style-name="L3">
      <style:text-properties fo:language="en" fo:country="US" officeooo:rsid="001b42da" officeooo:paragraph-rsid="001b42da"/>
    </style:style>
    <style:style style:name="P36" style:family="paragraph" style:parent-style-name="Standard" style:list-style-name="L4">
      <style:text-properties fo:language="en" fo:country="US" officeooo:rsid="001bb2e9" officeooo:paragraph-rsid="001bb2e9"/>
    </style:style>
    <style:style style:name="P37" style:family="paragraph" style:parent-style-name="Standard" style:list-style-name="L5">
      <style:text-properties fo:language="en" fo:country="US" officeooo:rsid="001bb2e9" officeooo:paragraph-rsid="001bb2e9"/>
    </style:style>
    <style:style style:name="P38" style:family="paragraph" style:parent-style-name="Standard" style:list-style-name="L6">
      <style:text-properties fo:language="en" fo:country="US" officeooo:rsid="001bb2e9" officeooo:paragraph-rsid="001bb2e9"/>
    </style:style>
    <style:style style:name="P39" style:family="paragraph" style:parent-style-name="Standard" style:list-style-name="L5">
      <style:text-properties fo:language="en" fo:country="US" officeooo:rsid="00442113" officeooo:paragraph-rsid="00442113"/>
    </style:style>
    <style:style style:name="P40" style:family="paragraph" style:parent-style-name="Standard" style:list-style-name="L5">
      <style:text-properties fo:language="en" fo:country="US" officeooo:rsid="0044fbb0" officeooo:paragraph-rsid="0044fbb0"/>
    </style:style>
    <style:style style:name="P41" style:family="paragraph" style:parent-style-name="Standard" style:list-style-name="L6">
      <style:text-properties fo:language="en" fo:country="US" officeooo:rsid="001ccaad" officeooo:paragraph-rsid="001ccaad"/>
    </style:style>
    <style:style style:name="P42" style:family="paragraph" style:parent-style-name="Standard" style:list-style-name="L6">
      <style:text-properties fo:language="en" fo:country="US" officeooo:rsid="001ccaad" officeooo:paragraph-rsid="0038c3dd"/>
    </style:style>
    <style:style style:name="P43" style:family="paragraph" style:parent-style-name="Standard" style:list-style-name="L7">
      <style:text-properties fo:language="en" fo:country="US" officeooo:rsid="001ccaad" officeooo:paragraph-rsid="001ccaad"/>
    </style:style>
    <style:style style:name="P44" style:family="paragraph" style:parent-style-name="Standard" style:list-style-name="L8">
      <style:text-properties fo:language="en" fo:country="US" officeooo:rsid="001ccaad" officeooo:paragraph-rsid="001ccaad"/>
    </style:style>
    <style:style style:name="P45" style:family="paragraph" style:parent-style-name="Standard" style:list-style-name="L6">
      <style:text-properties fo:language="en" fo:country="US" officeooo:rsid="002781ad" officeooo:paragraph-rsid="002781ad"/>
    </style:style>
    <style:style style:name="P46" style:family="paragraph" style:parent-style-name="Standard" style:list-style-name="L6">
      <style:text-properties fo:language="en" fo:country="US" officeooo:rsid="003ca4b5" officeooo:paragraph-rsid="003ca4b5"/>
    </style:style>
    <style:style style:name="P47" style:family="paragraph" style:parent-style-name="Standard" style:list-style-name="L9">
      <style:text-properties fo:language="en" fo:country="US" officeooo:rsid="00443868" officeooo:paragraph-rsid="00443868"/>
    </style:style>
    <style:style style:name="P48" style:family="paragraph" style:parent-style-name="Standard" style:list-style-name="L10">
      <style:text-properties fo:language="en" fo:country="US" fo:font-weight="normal" officeooo:rsid="002bbb5a" officeooo:paragraph-rsid="002bbb5a" style:font-weight-asian="normal" style:font-weight-complex="normal"/>
    </style:style>
    <style:style style:name="P49" style:family="paragraph" style:parent-style-name="Standard" style:list-style-name="L10">
      <style:text-properties fo:language="en" fo:country="US" fo:font-weight="normal" officeooo:rsid="0044fbb0" officeooo:paragraph-rsid="0044fbb0" style:font-weight-asian="normal" style:font-weight-complex="normal"/>
    </style:style>
    <style:style style:name="P50" style:family="paragraph" style:parent-style-name="Standard" style:list-style-name="L11">
      <style:text-properties fo:language="en" fo:country="US" fo:font-weight="normal" officeooo:rsid="003c1630" officeooo:paragraph-rsid="003c1630" style:font-weight-asian="normal" style:font-weight-complex="normal"/>
    </style:style>
    <style:style style:name="P51" style:family="paragraph" style:parent-style-name="Standard" style:list-style-name="L8">
      <style:text-properties fo:language="en" fo:country="US" officeooo:rsid="00472491" officeooo:paragraph-rsid="00472491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style:style style:name="T14" style:family="text">
      <style:text-properties officeooo:rsid="003ca4b5"/>
    </style:style>
    <style:style style:name="T15" style:family="text">
      <style:text-properties officeooo:rsid="00415f36"/>
    </style:style>
    <style:style style:name="T16" style:family="text">
      <style:text-properties officeooo:rsid="0044fb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4461605526544415896" text:style-name="L1">
        <text:list-item>
          <text:p text:style-name="P16">Only when user has administration rights</text:p>
        </text:list-item>
        <text:list-item>
          <text:p text:style-name="P16">Add user</text:p>
        </text:list-item>
        <text:list-item>
          <text:p text:style-name="P16">Add rights</text:p>
        </text:list-item>
        <text:list-item>
          <text:p text:style-name="P16">Edit user</text:p>
        </text:list-item>
        <text:list-item>
          <text:p text:style-name="P16">Delete user</text:p>
        </text:list-item>
        <text:list-item>
          <text:p text:style-name="P16">Delete <text:span text:style-name="T6">user </text:span>only when no route posted</text:p>
        </text:list-item>
        <text:list-item>
          <text:p text:style-name="P16">Log in</text:p>
        </text:list-item>
        <text:list-item>
          <text:p text:style-name="P16">Log out</text:p>
        </text:list-item>
        <text:list-item>
          <text:p text:style-name="P17">Validate form and display error message</text:p>
        </text:list-item>
      </text:list>
      <text:p text:style-name="P5"/>
      <text:p text:style-name="P5">Posting routes</text:p>
      <text:list xml:id="list425921061363745306" text:style-name="L2">
        <text:list-item>
          <text:p text:style-name="P20"><text:span text:style-name="T3">Only w</text:span>hen has posting rights</text:p>
        </text:list-item>
        <text:list-item>
          <text:p text:style-name="P20">Add route</text:p>
        </text:list-item>
        <text:list-item>
          <text:p text:style-name="P20">Edit route</text:p>
        </text:list-item>
        <text:list-item>
          <text:p text:style-name="P20">upload new gpx file</text:p>
        </text:list-item>
        <text:list-item>
          <text:p text:style-name="P20">delete route</text:p>
        </text:list-item>
        <text:list-item>
          <text:p text:style-name="P20">display list of uploaded hiking routes</text:p>
        </text:list-item>
        <text:list-item>
          <text:p text:style-name="P18">Validate form and display error message</text:p>
        </text:list-item>
        <text:list-item>
          <text:p text:style-name="P19"><text:span text:style-name="T10">Get n</text:span>ame of start location by nomatim service from osm</text:p>
        </text:list-item>
      </text:list>
      <text:p text:style-name="P14"/>
      <text:list xml:id="list173536975478933" text:continue-numbering="true" text:style-name="L2">
        <text:list-header>
          <text:p text:style-name="P34"/>
        </text:list-header>
      </text:list>
      <text:p text:style-name="P5">Display route</text:p>
      <text:list xml:id="list3520451100761812833" text:style-name="L3">
        <text:list-item>
          <text:p text:style-name="P21">Display list of all uploaded routes </text:p>
        </text:list-item>
        <text:list-item>
          <text:p text:style-name="P22">Display route</text:p>
          <text:list>
            <text:list-item>
              <text:p text:style-name="P22">Edit controls when allowed to edit (owner of administrator)</text:p>
            </text:list-item>
            <text:list-item>
              <text:p text:style-name="P22">Title</text:p>
            </text:list-item>
            <text:list-item>
              <text:p text:style-name="P35"><text:span text:style-name="T4">Map</text:span> </text:p>
            </text:list-item>
            <text:list-item>
              <text:p text:style-name="P23">User <text:span text:style-name="T6">name </text:span></text:p>
            </text:list-item>
            <text:list-item>
              <text:p text:style-name="P23">upload date</text:p>
            </text:list-item>
          </text:list>
        </text:list-item>
      </text:list>
      <text:p text:style-name="P5"/>
      <text:p text:style-name="P6">Cleanup:</text:p>
      <text:list xml:id="list1891965903013495170" text:style-name="L4">
        <text:list-item>
          <text:p text:style-name="P36">Cleaning default generated Laveral code</text:p>
          <text:list>
            <text:list-item>
              <text:p text:style-name="P24">Register page</text:p>
            </text:list-item>
            <text:list-item>
              <text:p text:style-name="P24">Password <text:span text:style-name="T11">reset</text:span></text:p>
            </text:list-item>
          </text:list>
        </text:list-item>
        <text:list-item>
          <text:p text:style-name="P27">Improve layout</text:p>
        </text:list-item>
      </text:list>
      <text:p text:style-name="P5"/>
      <text:p text:style-name="P15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3102920997430866353" text:style-name="L5">
        <text:list-item>
          <text:p text:style-name="P30">Split name into firstname and lastname</text:p>
        </text:list-item>
        <text:list-item>
          <text:p text:style-name="P25">Nick name</text:p>
        </text:list-item>
        <text:list-item>
          <text:p text:style-name="P25">Edit profile</text:p>
        </text:list-item>
        <text:list-item>
          <text:p text:style-name="P37">Disable user (only administrator)</text:p>
        </text:list-item>
        <text:list-item>
          <text:p text:style-name="P39">Change password</text:p>
        </text:list-item>
        <text:list-item>
          <text:p text:style-name="P39">Display user rights</text:p>
        </text:list-item>
        <text:list-item>
          <text:p text:style-name="P40">Set admin rights after installation by </text:p>
        </text:list-item>
        <text:list-item>
          <text:p text:style-name="P31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4819821825716746195" text:style-name="L6">
        <text:list-item>
          <text:p text:style-name="P26">Publish flag</text:p>
        </text:list-item>
        <text:list-item>
          <text:p text:style-name="P26">Uploading: First upload gpx and the edit details</text:p>
        </text:list-item>
        <text:list-item>
          <text:p text:style-name="P41">Detailed route description</text:p>
        </text:list-item>
        <text:list-item>
          <text:p text:style-name="P41">upload photo’s</text:p>
        </text:list-item>
        <text:list-item>
          <text:p text:style-name="P28">Calculate distance</text:p>
        </text:list-item>
        <text:list-item>
          <text:p text:style-name="P28">Store route details in table</text:p>
        </text:list-item>
        <text:list-item>
          <text:p text:style-name="P29">Getting route recording time</text:p>
        </text:list-item>
        <text:list-item>
          <text:p text:style-name="P42"><text:span text:style-name="T9">s</text:span>tor<text:span text:style-name="T9">ing</text:span> route recording time</text:p>
        </text:list-item>
        <text:list-item>
          <text:p text:style-name="P45">Paging of routes</text:p>
        </text:list-item>
        <text:list-item>
          <text:p text:style-name="P45">Store osm-nomatim location data in separate table=&gt;user can’t modify this data. Is used for searching </text:p>
        </text:list-item>
        <text:list-item>
          <text:p text:style-name="P32">When uploading new route:Check if uploaded GFX belongs to the current user</text:p>
        </text:list-item>
        <text:list-item>
          <text:p text:style-name="P32"><text:span text:style-name="T14">C</text:span>onfirmation to delete a route</text:p>
        </text:list-item>
        <text:list-item>
          <text:p text:style-name="P33">Bigger size route</text:p>
        </text:list-item>
        <text:list-item>
          <text:p text:style-name="P46">Enlarge route</text:p>
          <text:p text:style-name="P38"/>
        </text:list-item>
      </text:list>
      <text:p text:style-name="P8">Display routes</text:p>
      <text:p text:style-name="P8"/>
      <text:list xml:id="list5023737730656701171" text:style-name="L7">
        <text:list-item>
          <text:p text:style-name="P43">Search route<text:span text:style-name="T8">s</text:span></text:p>
        </text:list-item>
        <text:list-item>
          <text:p text:style-name="P43">Near <text:s/>route<text:span text:style-name="T8">s</text:span></text:p>
        </text:list-item>
      </text:list>
      <text:p text:style-name="P8"/>
      <text:p text:style-name="P8">Others:</text:p>
      <text:list xml:id="list1599932901195802220" text:style-name="L8">
        <text:list-item>
          <text:p text:style-name="P44">Figure out how to install <text:span text:style-name="T15">site</text:span></text:p>
        </text:list-item>
        <text:list-item>
          <text:p text:style-name="P44">Unit /auto testing</text:p>
        </text:list-item>
        <text:list-item>
          <text:p text:style-name="P51">Seperate admin menu items</text:p>
        </text:list-item>
        <text:list-item>
          <text:p text:style-name="P51">Add icons, where usefull</text:p>
        </text:list-item>
      </text:list>
      <text:p text:style-name="P8"/>
      <text:p text:style-name="P13">Layout</text:p>
      <text:list xml:id="list2660532300471513381" text:style-name="L9">
        <text:list-item>
          <text:p text:style-name="P47">Improve layout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1166262710163020792" text:style-name="L10">
        <text:list-item>
          <text:p text:style-name="P48">kml files</text:p>
        </text:list-item>
        <text:list-item>
          <text:p text:style-name="P48"><text:soft-page-break/>Optional disable registration</text:p>
        </text:list-item>
        <text:list-item>
          <text:p text:style-name="P48">Optional hide login <text:span text:style-name="T16">as frontpage</text:span></text:p>
        </text:list-item>
        <text:list-item>
          <text:p text:style-name="P48">Download gpx</text:p>
        </text:list-item>
        <text:list-item>
          <text:p text:style-name="P48">User profile</text:p>
        </text:list-item>
        <text:list-item>
          <text:p text:style-name="P48">Email confirmation on registration.</text:p>
        </text:list-item>
        <text:list-item>
          <text:p text:style-name="P49">Set application title</text:p>
        </text:list-item>
        <text:list-item>
          <text:p text:style-name="P49">Mass upload gpx</text:p>
        </text:list-item>
        <text:list-item>
          <text:p text:style-name="P49">Default user right after registration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6483597481066145084" text:style-name="L11">
        <text:list-item>
          <text:p text:style-name="P50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17T15:11:49.058025994</dc:date>
    <meta:editing-duration>PT18H46M13S</meta:editing-duration>
    <meta:editing-cycles>32</meta:editing-cycles>
    <meta:generator>LibreOffice/5.2.3.3$Linux_X86_64 LibreOffice_project/20m0$Build-3</meta:generator>
    <meta:document-statistic meta:table-count="0" meta:image-count="0" meta:object-count="0" meta:page-count="3" meta:paragraph-count="86" meta:word-count="368" meta:character-count="1973" meta:non-whitespace-character-count="1747"/>
  </office:meta>
</office:document-meta>
</file>